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ad406" officeooo:paragraph-rsid="001ad406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d406" style:font-weight-asian="bold" style:font-weight-complex="bold"/>
    </style:style>
    <style:style style:name="T3" style:family="text">
      <style:text-properties officeooo:rsid="001ad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ORDRE DU JOUR DE LA SEANCE DE TRAVAIL N°</text:span><text:span text:style-name="T2">8</text:span></text:p>
      <text:p text:style-name="Standard">Date : <text:span text:style-name="T3">08/04/2024</text:span></text:p>
      <text:p text:style-name="Standard">Horaires : <text:span text:style-name="T3">15h30/17h</text:span></text:p>
      <text:p text:style-name="Standard">Objectif(s) de la séance : <text:span text:style-name="T3">Avancer dans le site et faire le </text:span></text:p>
      <text:p text:style-name="Standard">Animateur (Chef de projet) : <text:span text:style-name="T3">Mathis</text:span></text:p>
      <text:p text:style-name="Standard">Lieu : <text:span text:style-name="T3">0A51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 table:style-name="Tableau1.1"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s/></text:p>
      <text:p text:style-name="Standard" loext:marker-style-name="T1"><text:span text:style-name="T1">Points inscrits à l’ordre du jour</text:span><text:span text:style-name="T1"/></text:p>
      <text:p text:style-name="Standard">1- Titre du point 1 : <text:span text:style-name="T3">Réaliser la page basket du site</text:span></text:p>
      <text:p text:style-name="Standard"/>
      <text:p text:style-name="Standard"/>
      <text:p text:style-name="Standard"/>
      <text:p text:style-name="Standard">2- Titre du point 2 : <text:span text:style-name="T3">Relire l’analyse des risques</text:span></text:p>
      <text:p text:style-name="Standard"/>
      <text:p text:style-name="Standard"/>
      <text:p text:style-name="Standard"/>
      <text:p text:style-name="Standard">3- Titre du point 3 : <text:span text:style-name="T3">Relire l’ordre du cadrage du proj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UT</meta:initial-creator>
    <meta:editing-cycles>7</meta:editing-cycles>
    <meta:creation-date>2024-02-29T19:29:00</meta:creation-date>
    <dc:date>2024-04-08T15:48:34.367000000</dc:date>
    <meta:editing-duration>PT33M31S</meta:editing-duration>
    <meta:generator>LibreOffice/7.5.4.2$Windows_X86_64 LibreOffice_project/36ccfdc35048b057fd9854c757a8b67ec53977b6</meta:generator>
    <meta:document-statistic meta:table-count="1" meta:image-count="0" meta:object-count="0" meta:page-count="1" meta:paragraph-count="23" meta:word-count="92" meta:character-count="458" meta:non-whitespace-character-count="386"/>
    <meta:user-defined meta:name="AppVersion">16.0000</meta:user-defined>
    <meta:template xlink:type="simple" xlink:actuate="onRequest" xlink:title="Normal.dotm" xlink:href=""/>
  </office:meta>
</office:document-meta>
</file>